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7.798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166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0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4" table:default-cell-style-name="ce288"/>
        <table:table-column table:style-name="co7" table:default-cell-style-name="ce288"/>
        <table:table-column table:style-name="co8" table:default-cell-style-name="ce288"/>
        <table:table-column table:style-name="co7" table:default-cell-style-name="ce288"/>
        <table:table-column table:style-name="co9" table:default-cell-style-name="ce288"/>
        <table:table-column table:style-name="co10" table:number-columns-repeated="3" table:default-cell-style-name="ce288"/>
        <table:table-column table:style-name="co11" table:default-cell-style-name="ce293"/>
        <table:table-column table:style-name="co12" table:default-cell-style-name="ce293"/>
        <table:table-column table:style-name="co13" table:default-cell-style-name="ce288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Default"/>
        <table:table-column table:style-name="co18" table:default-cell-style-name="ce288"/>
        <table:table-column table:style-name="co19" table:default-cell-style-name="ce288"/>
        <table:table-column table:style-name="co20" table:number-columns-repeated="2" table:default-cell-style-name="ce288"/>
        <table:table-column table:style-name="co17" table:default-cell-style-name="ce288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content-validation-name="val2"/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1];[$dropdowns.A:.C];2;0)" office:value-type="float" office:value="10" calcext:value-type="float">
            <text:p>10</text:p>
          </table:table-cell>
          <table:table-cell table:formula="of:=VLOOKUP([.J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0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0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G3:items.I4 items.H2:items.I2 items.D1:items.E142 items.G2:items.G142 items.H5:items.I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650"/>
        <table:table-column table:style-name="co22" table:default-cell-style-name="ce59"/>
        <table:table-column table:style-name="co23" table:default-cell-style-name="ce59"/>
        <table:table-column table:style-name="co24" table:number-columns-repeated="2" table:default-cell-style-name="ce59"/>
        <table:table-column table:style-name="co25" table:number-columns-repeated="2" table:default-cell-style-name="ce59"/>
        <table:table-column table:style-name="co6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19" table:default-cell-style-name="ce59"/>
        <table:table-column table:style-name="co30" table:default-cell-style-name="ce59"/>
        <table:table-column table:style-name="co27" table:number-columns-repeated="3" table:default-cell-style-name="ce59"/>
        <table:table-column table:style-name="co31" table:default-cell-style-name="ce59"/>
        <table:table-column table:style-name="co32" table:default-cell-style-name="ce59"/>
        <table:table-column table:style-name="co12" table:default-cell-style-name="ce59"/>
        <table:table-column table:style-name="co26" table:number-columns-repeated="14" table:default-cell-style-name="ce59"/>
        <table:table-column table:style-name="co33" table:number-columns-repeated="4" table:default-cell-style-name="ce59"/>
        <table:table-column table:style-name="co34" table:default-cell-style-name="ce59"/>
        <table:table-column table:style-name="co17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5" table:default-cell-style-name="ce288"/>
        <table:table-column table:style-name="co35" table:default-cell-style-name="ce293"/>
        <table:table-column table:style-name="co36" table:number-columns-repeated="16" table:default-cell-style-name="ce288"/>
        <table:table-column table:style-name="co37" table:default-cell-style-name="ce288"/>
        <table:table-column table:style-name="co38" table:default-cell-style-name="ce288"/>
        <table:table-column table:style-name="co39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88"/>
        <table:table-column table:style-name="co17" table:default-cell-style-name="Default"/>
        <table:table-column table:style-name="co17" table:default-cell-style-name="ce293"/>
        <table:table-column table:style-name="co41" table:default-cell-style-name="ce288"/>
        <table:table-column table:style-name="co42" table:default-cell-style-name="ce288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2" table:number-rows-spanned="4">
            <text:p>House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8" office:value-type="string" calcext:value-type="string" table:number-columns-spanned="3" table:number-rows-spanned="4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7" table:default-cell-style-name="ce293"/>
        <table:table-column table:style-name="co17" table:default-cell-style-name="Default"/>
        <table:table-column table:style-name="co17" table:number-columns-repeated="2" table:default-cell-style-name="ce288"/>
        <table:table-column table:style-name="co17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0" calcext:value-type="float">
            <text:p>0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0" calcext:value-type="float">
            <text:p>0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0" calcext:value-type="float">
            <text:p>0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0" calcext:value-type="float">
            <text:p>0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0" calcext:value-type="float">
            <text:p>0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0" calcext:value-type="float">
            <text:p>0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88"/>
        <table:table-column table:style-name="co49" table:default-cell-style-name="ce293"/>
        <table:table-column table:style-name="co50" table:default-cell-style-name="ce288"/>
        <table:table-column table:style-name="co51" table:default-cell-style-name="ce288"/>
        <table:table-column table:style-name="co52" table:default-cell-style-name="ce288"/>
        <table:table-column table:style-name="co53" table:default-cell-style-name="ce288"/>
        <table:table-column table:style-name="co54" table:default-cell-style-name="ce288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Summary</text:p>
          </table:table-cell>
          <table:table-cell table:style-name="ce21" office:value-type="string" calcext:value-type="string">
            <text:p>Considerations</text:p>
          </table:table-cell>
          <table:table-cell table:style-name="ce21" office:value-type="string" calcext:value-type="string">
            <text:p>Pros</text:p>
          </table:table-cell>
          <table:table-cell table:style-name="ce21" office:value-type="string" calcext:value-type="string">
            <text:p>Cons</text:p>
          </table:table-cell>
          <table:table-cell table:style-name="ce21" office:value-type="string" calcext:value-type="string">
            <text:p>Desirability</text:p>
          </table:table-cell>
          <table:table-cell table:style-name="ce21" table:number-columns-repeated="2"/>
          <table:table-cell table:number-columns-repeated="16374"/>
        </table:table-row>
        <table:table-row table:style-name="ro2">
          <table:table-cell table:style-name="ce603"/>
          <table:table-cell table:style-name="ce604" office:value-type="float" office:value="1" calcext:value-type="float">
            <text:p>1</text:p>
          </table:table-cell>
          <table:table-cell table:style-name="ce603" office:value-type="string" calcext:value-type="string">
            <text:p>2x2 with diagonal</text:p>
          </table:table-cell>
          <table:table-cell table:style-name="ce603" office:value-type="string" calcext:value-type="string">
            <text:p>2x2 tiles with a diagonal road/path through it</text:p>
          </table:table-cell>
          <table:table-cell table:style-name="ce605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603" office:value-type="string" calcext:value-type="string">
            <text:p>- Reduces 'gridiness' / realism</text:p>
          </table:table-cell>
          <table:table-cell table:style-name="ce605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603" office:value-type="string" calcext:value-type="string">
            <text:p>Medium</text:p>
          </table:table-cell>
          <table:table-cell table:style-name="ce603" table:number-columns-repeated="16376"/>
        </table:table-row>
        <table:table-row table:style-name="ro3">
          <table:table-cell table:style-name="ce603"/>
          <table:table-cell table:style-name="ce604" office:value-type="float" office:value="2" calcext:value-type="float">
            <text:p>2</text:p>
          </table:table-cell>
          <table:table-cell table:style-name="ce603" office:value-type="string" calcext:value-type="string">
            <text:p>Ad building streets</text:p>
          </table:table-cell>
          <table:table-cell table:style-name="ce605" office:value-type="string" calcext:value-type="string">
            <text:p>Encourage buildings with ad boards/Akiba style to cluster together along streets</text:p>
          </table:table-cell>
          <table:table-cell table:style-name="ce605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603" office:value-type="string" calcext:value-type="string">
            <text:p>- Looks great / realism</text:p>
          </table:table-cell>
          <table:table-cell table:style-name="ce605" office:value-type="string" calcext:value-type="string">
            <text:p>- Need to prevent crowding out everything else</text:p>
            <text:p>- </text:p>
          </table:table-cell>
          <table:table-cell table:style-name="ce603" office:value-type="string" calcext:value-type="string">
            <text:p>High</text:p>
          </table:table-cell>
          <table:table-cell table:style-name="ce603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88"/>
        <table:table-column table:style-name="co49" table:default-cell-style-name="ce293"/>
        <table:table-column table:style-name="co55" table:default-cell-style-name="ce288"/>
        <table:table-column table:style-name="co56" table:default-cell-style-name="ce288"/>
        <table:table-column table:style-name="co57" table:default-cell-style-name="ce288"/>
        <table:table-row table:style-name="ro1">
          <table:table-cell table:number-columns-repeated="5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E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9:04:56.742000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1T16:50:42.273556638</dc:date>
    <meta:editing-cycles>662</meta:editing-cycles>
    <meta:editing-duration>P59DT11H51M21S</meta:editing-duration>
    <meta:generator>LibreOffice/25.2.3.1$Linux_X86_64 LibreOffice_project/520$Build-1</meta:generator>
    <meta:document-statistic meta:table-count="8" meta:cell-count="11526" meta:object-count="0"/>
    <meta:user-defined meta:name="AppVersion">15.0000</meta:user-defined>
  </office:meta>
</office:document-meta>
</file>